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M Fixed" svg:font-family="'ALM Fixed'" style:font-pitch="variable"/>
    <style:font-face style:name="AlgolRevived" svg:font-family="AlgolRevived" style:font-pitch="variable"/>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000000" draw:textarea-horizontal-align="justify" draw:textarea-vertical-align="middle" draw:auto-grow-height="false" fo:min-height="0.23cm" fo:min-width="0cm" fo:padding-top="0.151cm" fo:padding-bottom="0.151cm" fo:padding-left="0.276cm" fo:padding-right="0.276cm" draw:shadow="hidden" draw:shadow-offset-x="0cm" draw:shadow-offset-y="0cm" draw:shadow-color="#729fcf"/>
    </style:style>
    <style:style style:name="gr2" style:family="graphic" style:parent-style-name="standard" style:list-style-name="L2">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000000" draw:textarea-horizontal-align="justify" draw:textarea-vertical-align="middle" draw:auto-grow-height="false" fo:min-height="0.25cm" fo:min-width="0cm" fo:padding-top="0.151cm" fo:padding-bottom="0.151cm" fo:padding-left="0.276cm" fo:padding-right="0.276cm" draw:shadow="hidden" draw:shadow-offset-x="0cm" draw:shadow-offset-y="0cm" draw:shadow-color="#729fcf"/>
    </style:style>
    <style:style style:name="gr3" style:family="graphic" style:parent-style-name="standard">
      <style:graphic-properties draw:stroke="solid" svg:stroke-color="#000000" draw:fill="none" draw:textarea-horizontal-align="justify" draw:textarea-vertical-align="middle" draw:auto-grow-height="false" fo:min-height="2.222cm" fo:min-width="3.648cm" fo:wrap-option="no-wrap"/>
    </style:style>
    <style:style style:name="gr4" style:family="graphic" style:parent-style-name="standard">
      <style:graphic-properties draw:textarea-horizontal-align="justify" draw:textarea-vertical-align="middle" draw:auto-grow-height="false" fo:min-height="0.61cm" fo:min-width="0.995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objectwithoutfill">
      <style:graphic-properties draw:stroke="dash" draw:stroke-dash="Long_20_Dash" svg:stroke-width="0.106cm" draw:marker-start-width="0.359cm" draw:marker-end="Arrowheads_20_3" draw:marker-end-width="0.459cm" draw:fill="none" draw:textarea-vertical-align="middle" fo:padding-top="0.178cm" fo:padding-bottom="0.178cm" fo:padding-left="0.303cm" fo:padding-right="0.303cm"/>
    </style:style>
    <style:style style:name="gr8" style:family="graphic" style:parent-style-name="objectwithoutfill">
      <style:graphic-properties draw:stroke="dash" draw:stroke-dash="Long_20_Dash" svg:stroke-width="0.106cm" draw:marker-start-width="0.359cm" draw:marker-end="Arrowheads_20_4" draw:marker-end-width="0.459cm" draw:fill="none" draw:textarea-vertical-align="middle" fo:padding-top="0.178cm" fo:padding-bottom="0.178cm" fo:padding-left="0.303cm" fo:padding-right="0.303cm"/>
    </style:style>
    <style:style style:name="gr9" style:family="graphic" style:parent-style-name="standard">
      <style:graphic-properties draw:stroke="none" svg:stroke-color="#000000" draw:fill="none" draw:fill-color="#ffffff" fo:min-height="1.423cm"/>
      <style:paragraph-properties style:writing-mode="lr-tb"/>
    </style:style>
    <style:style style:name="gr10" style:family="graphic" style:parent-style-name="standard">
      <style:graphic-properties draw:stroke="none" svg:stroke-color="#000000" draw:fill="none" draw:fill-color="#ffffff" fo:min-height="0.844cm"/>
      <style:paragraph-properties style:writing-mode="lr-tb"/>
    </style:style>
    <style:style style:name="gr11" style:family="graphic" style:parent-style-name="standard">
      <style:graphic-properties draw:stroke="none" svg:stroke-color="#000000" draw:fill="none" draw:fill-color="#ffffff" fo:min-height="1.271cm"/>
      <style:paragraph-properties style:writing-mode="lr-tb"/>
    </style:style>
    <style:style style:name="P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text-properties fo:font-style="italic" style:font-style-asian="italic" style:font-style-complex="italic"/>
    </style:style>
    <style:style style:name="P5" style:family="paragraph">
      <loext:graphic-properties draw:fill="none" draw:fill-color="#ffffff"/>
      <style:text-properties fo:font-style="italic" style:font-style-asian="italic" style:font-style-complex="italic"/>
    </style:style>
    <style:style style:name="P6" style:family="paragraph">
      <loext:graphic-properties draw:fill="none" draw:fill-color="#ffffff"/>
      <style:text-properties style:text-position="33% 58%" fo:font-style="italic" style:font-style-asian="italic" style:font-style-complex="italic"/>
    </style:style>
    <style:style style:name="P7" style:family="paragraph">
      <style:text-properties fo:font-weight="bold"/>
    </style:style>
    <style:style style:name="P8" style:family="paragraph">
      <loext:graphic-properties draw:fill="none" draw:fill-color="#ffffff"/>
      <style:text-properties fo:font-size="26pt" fo:font-weight="bold" style:font-size-asian="26pt" style:font-size-complex="26pt"/>
    </style:style>
    <style:style style:name="P9" style:family="paragraph">
      <style:text-properties style:font-name="Cabin" fo:font-weight="normal"/>
    </style:style>
    <style:style style:name="P10" style:family="paragraph">
      <loext:graphic-properties draw:fill="none" draw:fill-color="#ffffff"/>
      <style:text-properties style:font-name="Cabin" fo:font-weight="normal"/>
    </style:style>
    <style:style style:name="T1" style:family="text">
      <style:text-properties style:text-position="-8% 58%"/>
    </style:style>
    <style:style style:name="T2" style:family="text">
      <style:text-properties fo:font-style="italic" style:font-style-asian="italic" style:font-style-complex="italic"/>
    </style:style>
    <style:style style:name="T3" style:family="text">
      <style:text-properties style:text-position="-8% 58%"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6pt" style:font-size-asian="26pt" style:font-size-complex="26pt"/>
    </style:style>
    <style:style style:name="T6" style:family="text">
      <style:text-properties style:font-name="Cabi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user">
          <draw:custom-shape draw:style-name="gr1" draw:text-style-name="P1" draw:layer="layout" svg:width="0.75cm" svg:height="0.75cm" svg:x="0.44cm" svg:y="2.0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1.251cm" svg:height="1.625cm" svg:x="0.189cm" svg:y="2.882cm" svg:viewBox="0 0 1252 1626" svg:d="M0 876c0-167 0-333 0-500h1c0-105 0-209 0-314 0-1 0-2 0-3s0-2 0-3 1-3 1-4 0-2 0-3 1-2 1-3 1-2 1-3 1-2 1-3 1-2 1-3c1-1 1-2 2-3 0-1 1-2 1-3 1-1 1-2 2-3s1-1 2-2 1-2 2-3 1-1 2-2 1-2 2-3 2-1 3-2 1-1 2-2 2-1 3-2 1-1 2-2 2-1 3-2c1 0 2-1 3-1 1-1 2-1 3-2 1 0 2-1 3-1s2-1 3-1 2-1 3-1 2-1 3-1 2 0 3 0 3-1 4-1 2 0 3 0 2 0 3 0c375 0 751 0 1126 0 1 0 2 0 3 0s2 0 3 0 3 1 4 1 2 0 3 0 2 1 3 1 2 1 3 1 2 1 3 1 2 1 3 1c1 1 2 1 3 2 1 0 2 1 3 1 1 1 2 1 3 2s1 1 2 2 2 1 3 2 1 1 2 2 2 1 3 2 1 2 2 3 1 1 2 2 1 2 2 3 1 1 2 2 1 2 2 3c0 1 1 2 1 3 1 1 1 2 2 3 0 1 1 2 1 3s1 2 1 3 1 2 1 3 1 2 1 3 0 2 0 3 1 3 1 4 0 2 0 3 0 2 0 3c0 105 1 209 1 314-1 0-1 0-2 0 0 167 0 333 0 500-42 0-83 0-125 0 0-167 0-333 0-500-41 0-83 0-124 0 0 208 0 416 0 624-250 0-500 0-750 0 0-208 0-416 0-624-42 0-84 0-126 0 0 167 0 333 0 500-42 0-83 0-125 0zM251 1626c0-208 0-417 0-625 83 0 167 0 250 0 0 208 0 417 0 625-83 0-167 0-250 0zM751 1626c0-208 0-417 0-625 83 0 167 0 250 0 0 208 0 417 0 625-83 0-167 0-250 0z">
            <text:p/>
          </draw:path>
        </draw:g>
        <draw:custom-shape draw:style-name="gr3" draw:text-style-name="P2" draw:layer="layout" svg:width="6.35cm" svg:height="3.81cm" svg:x="3.202cm" svg:y="1.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1.587cm" svg:height="0.952cm" svg:x="4.207cm" svg:y="2.88cm">
          <text:p text:style-name="P3">S<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587cm" svg:height="0.952cm" svg:x="7.307cm" svg:y="2.881cm">
          <text:p text:style-name="P3">S<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5.742cm" svg:y1="3.215cm" svg:x2="7.33cm" svg:y2="3.215cm">
          <text:p/>
        </draw:line>
        <draw:line draw:style-name="gr6" draw:text-style-name="P2" draw:layer="layout" svg:x1="7.13cm" svg:y1="3.632cm" svg:x2="5.86cm" svg:y2="3.632cm">
          <text:p/>
        </draw:line>
        <draw:line draw:style-name="gr7" draw:text-style-name="P2" draw:layer="layout" svg:x1="1.832cm" svg:y1="3.215cm" svg:x2="4.055cm" svg:y2="3.215cm">
          <text:p/>
        </draw:line>
        <draw:line draw:style-name="gr8" draw:text-style-name="P2" draw:layer="layout" svg:x1="9.135cm" svg:y1="3.532cm" svg:x2="12.31cm" svg:y2="4.485cm">
          <text:p/>
        </draw:line>
        <draw:frame draw:style-name="gr9" draw:text-style-name="P5" draw:layer="layout" svg:width="1.587cm" svg:height="1.673cm" svg:x="2.15cm" svg:y="2.262cm">
          <draw:text-box>
            <text:p text:style-name="P4"><text:span text:style-name="T2">m</text:span><text:span text:style-name="T3">1</text:span></text:p>
          </draw:text-box>
        </draw:frame>
        <draw:frame draw:style-name="gr9" draw:text-style-name="P5" draw:layer="layout" svg:width="1.587cm" svg:height="1.673cm" svg:x="5.851cm" svg:y="2.263cm">
          <draw:text-box>
            <text:p text:style-name="P4"><text:span text:style-name="T2">m</text:span><text:span text:style-name="T3">2</text:span></text:p>
          </draw:text-box>
        </draw:frame>
        <draw:frame draw:style-name="gr9" draw:text-style-name="P6" draw:layer="layout" svg:width="1.587cm" svg:height="1.673cm" svg:x="5.852cm" svg:y="3.664cm">
          <draw:text-box>
            <text:p text:style-name="P4"><text:span text:style-name="T2">m</text:span><text:span text:style-name="T4">’</text:span><text:span text:style-name="T3">2</text:span></text:p>
          </draw:text-box>
        </draw:frame>
        <draw:frame draw:style-name="gr9" draw:text-style-name="P5" draw:layer="layout" svg:width="1.587cm" svg:height="1.673cm" svg:x="10.351cm" svg:y="2.963cm">
          <draw:text-box>
            <text:p text:style-name="P4"><text:span text:style-name="T2">m</text:span><text:span text:style-name="T3">3</text:span></text:p>
          </draw:text-box>
        </draw:frame>
        <draw:frame draw:style-name="gr10" draw:text-style-name="P8" draw:layer="layout" svg:width="1.94cm" svg:height="1.276cm" svg:x="5.625cm" svg:y="1.092cm">
          <draw:text-box>
            <text:p text:style-name="P7"><text:span text:style-name="T5">. . . </text:span></text:p>
          </draw:text-box>
        </draw:frame>
        <draw:frame draw:style-name="gr11" draw:text-style-name="P10" draw:layer="layout" svg:width="5.38cm" svg:height="1.521cm" svg:x="4.372cm" svg:y="0.187cm">
          <draw:text-box>
            <text:p text:style-name="P9"><text:span text:style-name="T6">BLOCKCHAIN</text:span></text:p>
          </draw:text-box>
        </draw:frame>
        <draw:frame draw:style-name="gr11" draw:text-style-name="P10" draw:layer="layout" svg:width="2.008cm" svg:height="1.521cm" svg:x="-0.028cm" svg:y="4.488cm">
          <draw:text-box>
            <text:p text:style-name="P9"><text:span text:style-name="T6">User</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M Fixed" svg:font-family="'ALM Fixed'" style:font-pitch="variable"/>
    <style:font-face style:name="AlgolRevived" svg:font-family="AlgolRevived" style:font-pitch="variable"/>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03T15:02:46.317423360</meta:creation-date>
    <dc:date>2022-02-03T15:11:02.268570847</dc:date>
    <meta:editing-duration>PT8M17S</meta:editing-duration>
    <meta:editing-cycles>1</meta:editing-cycles>
    <meta:document-statistic meta:object-count="17"/>
    <meta:generator>LibreOffice/7.1.8.1$Linux_X86_64 LibreOffice_project/10$Build-1</meta:generator>
  </office:meta>
</office:document-meta>
</file>